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515391497174278" calcext:value-type="float">
            <text:p>0.000515391497174</text:p>
          </table:table-cell>
          <table:table-cell office:value-type="float" office:value="0.000386495667044073" calcext:value-type="float">
            <text:p>0.000386495667044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665466030253671" calcext:value-type="float">
            <text:p>0.000665466030254</text:p>
          </table:table-cell>
          <table:table-cell office:value-type="float" office:value="0.000590052169102889" calcext:value-type="float">
            <text:p>0.000590052169103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00026686302272794" calcext:value-type="float">
            <text:p>0.000266863022728</text:p>
          </table:table-cell>
          <table:table-cell table:style-name="ce2" office:value-type="float" office:value="0.00024712441686111" calcext:value-type="float">
            <text:p>0.00024712441686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30377073562704" calcext:value-type="float">
            <text:p>0.000303770735627</text:p>
          </table:table-cell>
          <table:table-cell office:value-type="float" office:value="0.000254170008702204" calcext:value-type="float">
            <text:p>0.00025417000870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430994570100059" calcext:value-type="float">
            <text:p>0.0004309945701</text:p>
          </table:table-cell>
          <table:table-cell office:value-type="float" office:value="0.00024967294302769" calcext:value-type="float">
            <text:p>0.000249672943028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0562081908962379" calcext:value-type="float">
            <text:p>0.000562081908962</text:p>
          </table:table-cell>
          <table:table-cell office:value-type="float" office:value="0.00053276150720194" calcext:value-type="float">
            <text:p>0.00053276150720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IN([.F2:.F7])" office:value-type="float" office:value="0.00026686302272794" calcext:value-type="float">
            <text:p>0.000266863022728</text:p>
          </table:table-cell>
          <table:table-cell table:style-name="Default" table:formula="of:=MIN([.G2:.G7])" office:value-type="float" office:value="0.00024712441686111" calcext:value-type="float">
            <text:p>0.000247124416861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0:58:16.565292806</dc:date>
    <meta:editing-duration>PT39S</meta:editing-duration>
    <meta:editing-cycles>2</meta:editing-cycles>
    <meta:generator>LibreOffice/6.0.7.3$Linux_X86_64 LibreOffice_project/00m0$Build-3</meta:generator>
    <meta:document-statistic meta:table-count="1" meta:cell-count="71" meta:object-count="0"/>
  </office:meta>
</office:document-meta>
</file>